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0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6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Lognormal and Normal Implied Volatilities/lib" calcext:value-type="string">
            <text:p>/Users/fries/Documents/Development/finmath spreadsheets/spreadsheets/Lognormal and Normal Implied Volatilitie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8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Lognormal and Normal Implied Volatilities" calcext:value-type="string">
            <text:p>/Users/fries/Documents/Development/finmath spreadsheets/spreadsheets/Lognormal and Normal Implied Volatilitie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9" table:formula="of:=INFO.OBBA.OBBA.OBGET(INFO.OBBA.OBBA.OBCALL(&quot;&quot;;obLibs&amp;&quot;net.finmath.information.Library&quot;;&quot;getVersionString&quot;))" office:value-type="string" office:string-value="2.1.0" calcext:value-type="string">
            <text:p>2.1.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0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plied Volatilities" table:style-name="ta2">
        <office:forms form:automatic-focus="false" form:apply-design-mode="false"/>
        <table:table-column table:style-name="co6" table:default-cell-style-name="ce14"/>
        <table:table-column table:style-name="co7" table:number-columns-repeated="221" table:default-cell-style-name="ce14"/>
        <table:table-column table:style-name="co7" table:number-columns-repeated="802" table:default-cell-style-name="Default"/>
        <table:table-row table:style-name="ro2">
          <table:table-cell table:number-columns-repeated="222"/>
          <table:table-cell table:style-name="ce14" table:number-columns-repeated="2"/>
          <table:table-cell table:number-columns-repeated="800"/>
        </table:table-row>
        <table:table-row table:style-name="ro3">
          <table:table-cell/>
          <table:table-cell table:style-name="ce15" office:value-type="string" calcext:value-type="string">
            <text:p>Implied Volatilities</text:p>
          </table:table-cell>
          <table:table-cell table:style-name="ce15"/>
          <table:table-cell table:number-columns-repeated="219"/>
          <table:table-cell table:style-name="ce14" table:number-columns-repeated="2"/>
          <table:table-cell table:number-columns-repeated="80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Parameters</text:p>
          </table:table-cell>
          <table:table-cell table:style-name="ce16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7" table:number-columns-repeated="2"/>
          <table:table-cell table:number-columns-repeated="1020"/>
        </table:table-row>
        <table:table-row table:style-name="ro2">
          <table:table-cell/>
          <table:table-cell table:style-name="ce18" office:value-type="string" calcext:value-type="string">
            <text:p>maturity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forward</text:p>
          </table:table-cell>
          <table:table-cell table:style-name="ce24" office:value-type="percentage" office:value="0.01" calcext:value-type="percentage">
            <text:p>1.00%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displacement</text:p>
          </table:table-cell>
          <table:table-cell table:style-name="ce24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2">
          <table:table-cell/>
          <table:table-cell table:style-name="ce19" table:number-columns-repeated="2"/>
          <table:table-cell table:number-columns-repeated="1021"/>
        </table:table-row>
        <table:table-row table:style-name="ro2" table:number-rows-repeated="7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table:style-name="ce2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lognormal</text:p>
          </table:table-cell>
          <table:table-cell table:style-name="ce21" office:value-type="string" calcext:value-type="string">
            <text:p>normal</text:p>
          </table:table-cell>
          <table:table-cell/>
          <table:table-cell table:style-name="ce21" office:value-type="string" calcext:value-type="string">
            <text:p>option value (from normal)</text:p>
          </table:table-cell>
          <table:table-cell/>
          <table:table-cell table:style-name="ce21" office:value-type="string" calcext:value-type="string">
            <text:p>lognomal (from value)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5" office:value-type="percentage" office:value="0.5" calcext:value-type="percentage">
            <text:p>50.00%</text:p>
          </table:table-cell>
          <table:table-cell table:style-name="ce25" table:formula="of:=SQRT(2*PI()/[.C7])*([.C8]+[.C9])*ERF(0;[.C21]*SQRT([.C7]/8))" office:value-type="percentage" office:value="0.00489775774360512" calcext:value-type="percentage">
            <text:p>0.49%</text:p>
          </table:table-cell>
          <table:table-cell table:style-name="ce27"/>
          <table:table-cell table:style-name="ce28" table:formula="of:=INFO.OBBA.OBBA.OBGET(INFO.OBBA.OBBA.OBCALL(&quot;&quot;;obLibs&amp;&quot;net.finmath.functions.AnalyticFormulas&quot;;&quot;bachelierOptionValue&quot;;INFO.OBBA.OBBA.OBMAKE(&quot;&quot;;&quot;double&quot;;[.C8]);INFO.OBBA.OBBA.OBMAKE(&quot;&quot;;&quot;double&quot;;[.D21]);INFO.OBBA.OBBA.OBMAKE(&quot;&quot;;&quot;double&quot;;[.C7]);INFO.OBBA.OBBA.OBMAKE(&quot;&quot;;&quot;double&quot;;[.C8]);INFO.OBBA.OBBA.OBMAKE(&quot;&quot;;&quot;double&quot;;1)))" office:value-type="float" office:value="0.00276326390168237" calcext:value-type="float">
            <text:p>0.0027632639</text:p>
          </table:table-cell>
          <table:table-cell/>
          <table:table-cell table:style-name="ce25" table:formula="of:=INFO.OBBA.OBBA.OBGET(INFO.OBBA.OBBA.OBCALL(&quot;&quot;;obLibs&amp;&quot;net.finmath.functions.AnalyticFormulas&quot;;&quot;blackScholesOptionImpliedVolatility&quot;;INFO.OBBA.OBBA.OBMAKE(&quot;&quot;;&quot;double&quot;;[.C8]);INFO.OBBA.OBBA.OBMAKE(&quot;&quot;;&quot;double&quot;;[.C7]);INFO.OBBA.OBBA.OBMAKE(&quot;&quot;;&quot;double&quot;;[.C8]);INFO.OBBA.OBBA.OBMAKE(&quot;&quot;;&quot;double&quot;;1);INFO.OBBA.OBBA.OBMAKE(&quot;&quot;;&quot;double&quot;;[.F21])))" office:value-type="percentage" office:value="0.5" calcext:value-type="percentage">
            <text:p>50.00%</text:p>
          </table:table-cell>
          <table:table-cell/>
          <table:table-cell table:style-name="ce29" table:formula="of:=[.C21]-[.H21]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1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316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1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percentage-style style:name="N141">
      <number:number number:decimal-places="3" loext:min-decimal-places="3" number:min-integer-digits="1"/>
      <number:text>%</number:text>
    </number:percentage-style>
    <number:number-style style:name="N142">
      <number:number number:decimal-places="11" loext:min-decimal-places="11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2:23:51.964558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6-04-07T22:46:03.907304000</dc:date>
    <meta:editing-cycles>390</meta:editing-cycles>
    <meta:editing-duration>P6DT9H14M14S</meta:editing-duration>
    <meta:generator>LibreOffice/5.0.3.2$MacOSX_X86_64 LibreOffice_project/e5f16313668ac592c1bfb310f4390624e3dbfb75</meta:generator>
    <meta:document-statistic meta:table-count="2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